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29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52"/>
        <table:table-row table:style-name="ro1">
          <table:table-cell table:style-name="ce25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0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8-27" calcext:value-type="date">
            <text:p>27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8-27" calcext:value-type="date">
            <text:p>27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4]-[.F14]" office:value-type="float" office:value="360" calcext:value-type="float">
            <text:p>360,00</text:p>
          </table:table-cell>
          <table:table-cell table:style-name="ce47"/>
          <table:table-cell table:style-name="ce55" table:number-columns-repeated="55"/>
        </table:table-row>
        <table:table-row table:style-name="ro2">
          <table:table-cell table:style-name="ce27"/>
          <table:table-cell table:style-name="ce32" table:number-columns-repeated="5"/>
          <table:table-cell table:style-name="ce41" office:value-type="string" calcext:value-type="string">
            <text:p>TOTAL</text:p>
          </table:table-cell>
          <table:table-cell table:style-name="ce46" table:formula="of:=SUM([.H2:.H14])" office:value-type="float" office:value="360" calcext:value-type="float">
            <text:p>360,00</text:p>
          </table:table-cell>
          <table:table-cell table:style-name="ce49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0.032405738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0.0348993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40.345244885</dc:date>
    <dc:language>pt-PT</dc:language>
    <meta:editing-cycles>633</meta:editing-cycles>
    <meta:editing-duration>P3DT15H21M24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